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andolFang" svg:font-family="FandolFang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33cm"/>
    </style:style>
    <style:style style:name="co3" style:family="table-column">
      <style:table-column-properties fo:break-before="auto" style:column-width="2.72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KLB-1 [Takahahi, 1986]</text:p>
          </table:table-cell>
          <table:table-cell table:number-columns-repeated="11"/>
        </table:table-row>
        <table:table-row table:style-name="ro1">
          <table:table-cell office:value-type="string">
            <text:p>oxide</text:p>
          </table:table-cell>
          <table:table-cell office:value-type="string">
            <text:p>ox wt%</text:p>
          </table:table-cell>
          <table:table-cell office:value-type="string">
            <text:p>norm ox wt%</text:p>
          </table:table-cell>
          <table:table-cell office:value-type="string">
            <text:p>ox molar mass</text:p>
          </table:table-cell>
          <table:table-cell office:value-type="string">
            <text:p>ox mol</text:p>
          </table:table-cell>
          <table:table-cell office:value-type="string">
            <text:p>norm ox mol</text:p>
          </table:table-cell>
          <table:table-cell office:value-type="string">
            <text:p># cations</text:p>
          </table:table-cell>
          <table:table-cell office:value-type="string">
            <text:p>cat mol</text:p>
          </table:table-cell>
          <table:table-cell office:value-type="string">
            <text:p>norm cat mol</text:p>
          </table:table-cell>
          <table:table-cell office:value-type="string">
            <text:p>cat molar mass</text:p>
          </table:table-cell>
          <table:table-cell office:value-type="string">
            <text:p>cat wt%</text:p>
          </table:table-cell>
          <table:table-cell office:value-type="string">
            <text:p>norm cat wt%</text:p>
          </table:table-cell>
        </table:table-row>
        <table:table-row table:style-name="ro1">
          <table:table-cell office:value-type="string">
            <text:p>SiO2</text:p>
          </table:table-cell>
          <table:table-cell office:value-type="float" office:value="44.5">
            <text:p>44.5</text:p>
          </table:table-cell>
          <table:table-cell table:formula="of:=([.B3]/[.$B$14])*100" office:value-type="float" office:value="44.4955504449555">
            <text:p>44.495550445</text:p>
          </table:table-cell>
          <table:table-cell table:formula="of:=28.1+2*16" office:value-type="float" office:value="60.1">
            <text:p>60.1</text:p>
          </table:table-cell>
          <table:table-cell table:formula="of:=[.C3]/[.D3]" office:value-type="float" office:value="0.740358576455166">
            <text:p>0.7403585765</text:p>
          </table:table-cell>
          <table:table-cell table:formula="of:=([.E3]/[.$E$14])*100" office:value-type="float" office:value="38.223879168508">
            <text:p>38.2238791685</text:p>
          </table:table-cell>
          <table:table-cell office:value-type="float" office:value="1">
            <text:p>1</text:p>
          </table:table-cell>
          <table:table-cell table:formula="of:=[.F3]*[.G3]" office:value-type="float" office:value="38.223879168508">
            <text:p>38.2238791685</text:p>
          </table:table-cell>
          <table:table-cell table:formula="of:=([.H3]/[.$H$14])*100" office:value-type="float" office:value="37.4072819523941">
            <text:p>37.4072819524</text:p>
          </table:table-cell>
          <table:table-cell office:value-type="float" office:value="28.1">
            <text:p>28.1</text:p>
          </table:table-cell>
          <table:table-cell table:formula="of:=[.I3]*[.J3]" office:value-type="float" office:value="1051.14462286227">
            <text:p>1051.1446228623</text:p>
          </table:table-cell>
          <table:table-cell table:formula="of:=([.K3]/[.$K$14])*100" office:value-type="float" office:value="37.1897185311712">
            <text:p>37.1897185312</text:p>
          </table:table-cell>
        </table:table-row>
        <table:table-row table:style-name="ro1">
          <table:table-cell office:value-type="string">
            <text:p>TiO2</text:p>
          </table:table-cell>
          <table:table-cell office:value-type="float" office:value="0.16">
            <text:p>0.16</text:p>
          </table:table-cell>
          <table:table-cell table:formula="of:=([.B4]/[.$B$14])*100" office:value-type="float" office:value="0.15998400159984">
            <text:p>0.1599840016</text:p>
          </table:table-cell>
          <table:table-cell table:formula="of:=47.9+2*16" office:value-type="float" office:value="79.9">
            <text:p>79.9</text:p>
          </table:table-cell>
          <table:table-cell table:formula="of:=[.C4]/[.D4]" office:value-type="float" office:value="0.00200230289862128">
            <text:p>0.0020023029</text:p>
          </table:table-cell>
          <table:table-cell table:formula="of:=([.E4]/[.$E$14])*100" office:value-type="float" office:value="0.103376642737234">
            <text:p>0.1033766427</text:p>
          </table:table-cell>
          <table:table-cell office:value-type="float" office:value="1">
            <text:p>1</text:p>
          </table:table-cell>
          <table:table-cell table:formula="of:=[.F4]*[.G4]" office:value-type="float" office:value="0.103376642737234">
            <text:p>0.1033766427</text:p>
          </table:table-cell>
          <table:table-cell table:formula="of:=([.H4]/[.$H$14])*100" office:value-type="float" office:value="0.101168152115487">
            <text:p>0.1011681521</text:p>
          </table:table-cell>
          <table:table-cell office:value-type="float" office:value="47.9">
            <text:p>47.9</text:p>
          </table:table-cell>
          <table:table-cell table:formula="of:=[.I4]*[.J4]" office:value-type="float" office:value="4.84595448633185">
            <text:p>4.8459544863</text:p>
          </table:table-cell>
          <table:table-cell table:formula="of:=([.K4]/[.$K$14])*100" office:value-type="float" office:value="0.171450892143469">
            <text:p>0.1714508921</text:p>
          </table:table-cell>
        </table:table-row>
        <table:table-row table:style-name="ro1">
          <table:table-cell office:value-type="string">
            <text:p>Cr2O3</text:p>
          </table:table-cell>
          <table:table-cell office:value-type="float" office:value="0.31">
            <text:p>0.31</text:p>
          </table:table-cell>
          <table:table-cell table:formula="of:=([.B5]/[.$B$14])*100" office:value-type="float" office:value="0.30996900309969">
            <text:p>0.3099690031</text:p>
          </table:table-cell>
          <table:table-cell table:formula="of:=2*52+3*16" office:value-type="float" office:value="152">
            <text:p>152</text:p>
          </table:table-cell>
          <table:table-cell table:formula="of:=[.C5]/[.D5]" office:value-type="float" office:value="0.0020392697572348">
            <text:p>0.0020392698</text:p>
          </table:table-cell>
          <table:table-cell table:formula="of:=([.E5]/[.$E$14])*100" office:value-type="float" office:value="0.105285199998296">
            <text:p>0.1052852</text:p>
          </table:table-cell>
          <table:table-cell office:value-type="float" office:value="2">
            <text:p>2</text:p>
          </table:table-cell>
          <table:table-cell table:formula="of:=[.F5]*[.G5]" office:value-type="float" office:value="0.210570399996591">
            <text:p>0.2105704</text:p>
          </table:table-cell>
          <table:table-cell table:formula="of:=([.H5]/[.$H$14])*100" office:value-type="float" office:value="0.206071871689844">
            <text:p>0.2060718717</text:p>
          </table:table-cell>
          <table:table-cell office:value-type="float" office:value="52">
            <text:p>52</text:p>
          </table:table-cell>
          <table:table-cell table:formula="of:=[.I5]*[.J5]" office:value-type="float" office:value="10.7157373278719">
            <text:p>10.7157373279</text:p>
          </table:table-cell>
          <table:table-cell table:formula="of:=([.K5]/[.$K$14])*100" office:value-type="float" office:value="0.379125047505224">
            <text:p>0.3791250475</text:p>
          </table:table-cell>
        </table:table-row>
        <table:table-row table:style-name="ro1">
          <table:table-cell office:value-type="string">
            <text:p>Al2O3</text:p>
          </table:table-cell>
          <table:table-cell office:value-type="float" office:value="3.59">
            <text:p>3.59</text:p>
          </table:table-cell>
          <table:table-cell table:formula="of:=([.B6]/[.$B$14])*100" office:value-type="float" office:value="3.58964103589641">
            <text:p>3.5896410359</text:p>
          </table:table-cell>
          <table:table-cell table:formula="of:=2*27+3*16" office:value-type="float" office:value="102">
            <text:p>102</text:p>
          </table:table-cell>
          <table:table-cell table:formula="of:=[.C6]/[.D6]" office:value-type="float" office:value="0.035192559175455">
            <text:p>0.0351925592</text:p>
          </table:table-cell>
          <table:table-cell table:formula="of:=([.E6]/[.$E$14])*100" office:value-type="float" office:value="1.81695218010974">
            <text:p>1.8169521801</text:p>
          </table:table-cell>
          <table:table-cell office:value-type="float" office:value="2">
            <text:p>2</text:p>
          </table:table-cell>
          <table:table-cell table:formula="of:=[.F6]*[.G6]" office:value-type="float" office:value="3.63390436021948">
            <text:p>3.6339043602</text:p>
          </table:table-cell>
          <table:table-cell table:formula="of:=([.H6]/[.$H$14])*100" office:value-type="float" office:value="3.55627131384296">
            <text:p>3.5562713138</text:p>
          </table:table-cell>
          <table:table-cell office:value-type="float" office:value="27">
            <text:p>27</text:p>
          </table:table-cell>
          <table:table-cell table:formula="of:=[.I6]*[.J6]" office:value-type="float" office:value="96.0193254737598">
            <text:p>96.0193254738</text:p>
          </table:table-cell>
          <table:table-cell table:formula="of:=([.K6]/[.$K$14])*100" office:value-type="float" office:value="3.39718399376707">
            <text:p>3.3971839938</text:p>
          </table:table-cell>
        </table:table-row>
        <table:table-row table:style-name="ro1">
          <table:table-cell office:value-type="string">
            <text:p>FeO</text:p>
          </table:table-cell>
          <table:table-cell office:value-type="float" office:value="8.1">
            <text:p>8.1</text:p>
          </table:table-cell>
          <table:table-cell table:formula="of:=([.B7]/[.$B$14])*100" office:value-type="float" office:value="8.0991900809919">
            <text:p>8.099190081</text:p>
          </table:table-cell>
          <table:table-cell table:formula="of:=55.8+16" office:value-type="float" office:value="71.8">
            <text:p>71.8</text:p>
          </table:table-cell>
          <table:table-cell table:formula="of:=[.C7]/[.D7]" office:value-type="float" office:value="0.112802090264511">
            <text:p>0.1128020903</text:p>
          </table:table-cell>
          <table:table-cell table:formula="of:=([.E7]/[.$E$14])*100" office:value-type="float" office:value="5.82384483052842">
            <text:p>5.8238448305</text:p>
          </table:table-cell>
          <table:table-cell office:value-type="float" office:value="1">
            <text:p>1</text:p>
          </table:table-cell>
          <table:table-cell table:formula="of:=[.F7]*[.G7]" office:value-type="float" office:value="5.82384483052842">
            <text:p>5.8238448305</text:p>
          </table:table-cell>
          <table:table-cell table:formula="of:=([.H7]/[.$H$14])*100" office:value-type="float" office:value="5.69942691222339">
            <text:p>5.6994269122</text:p>
          </table:table-cell>
          <table:table-cell office:value-type="float" office:value="55.8">
            <text:p>55.8</text:p>
          </table:table-cell>
          <table:table-cell table:formula="of:=[.I7]*[.J7]" office:value-type="float" office:value="318.028021702065">
            <text:p>318.0280217021</text:p>
          </table:table-cell>
          <table:table-cell table:formula="of:=([.K7]/[.$K$14])*100" office:value-type="float" office:value="11.2518985065242">
            <text:p>11.2518985065</text:p>
          </table:table-cell>
        </table:table-row>
        <table:table-row table:style-name="ro1">
          <table:table-cell office:value-type="string">
            <text:p>MgO</text:p>
          </table:table-cell>
          <table:table-cell office:value-type="float" office:value="39.22">
            <text:p>39.22</text:p>
          </table:table-cell>
          <table:table-cell table:formula="of:=([.B8]/[.$B$14])*100" office:value-type="float" office:value="39.2160783921608">
            <text:p>39.2160783922</text:p>
          </table:table-cell>
          <table:table-cell table:formula="of:=24.3+16" office:value-type="float" office:value="40.3">
            <text:p>40.3</text:p>
          </table:table-cell>
          <table:table-cell table:formula="of:=[.C8]/[.D8]" office:value-type="float" office:value="0.973103682187613">
            <text:p>0.9731036822</text:p>
          </table:table-cell>
          <table:table-cell table:formula="of:=([.E8]/[.$E$14])*100" office:value-type="float" office:value="50.2402467524085">
            <text:p>50.2402467524</text:p>
          </table:table-cell>
          <table:table-cell office:value-type="float" office:value="1">
            <text:p>1</text:p>
          </table:table-cell>
          <table:table-cell table:formula="of:=[.F8]*[.G8]" office:value-type="float" office:value="50.2402467524085">
            <text:p>50.2402467524</text:p>
          </table:table-cell>
          <table:table-cell table:formula="of:=([.H8]/[.$H$14])*100" office:value-type="float" office:value="49.1669374356322">
            <text:p>49.1669374356</text:p>
          </table:table-cell>
          <table:table-cell office:value-type="float" office:value="24.3">
            <text:p>24.3</text:p>
          </table:table-cell>
          <table:table-cell table:formula="of:=[.I8]*[.J8]" office:value-type="float" office:value="1194.75657968586">
            <text:p>1194.7565796859</text:p>
          </table:table-cell>
          <table:table-cell table:formula="of:=([.K8]/[.$K$14])*100" office:value-type="float" office:value="42.2707398633611">
            <text:p>42.2707398634</text:p>
          </table:table-cell>
        </table:table-row>
        <table:table-row table:style-name="ro1">
          <table:table-cell office:value-type="string">
            <text:p>CaO</text:p>
          </table:table-cell>
          <table:table-cell office:value-type="float" office:value="3.44">
            <text:p>3.44</text:p>
          </table:table-cell>
          <table:table-cell table:formula="of:=([.B9]/[.$B$14])*100" office:value-type="float" office:value="3.43965603439656">
            <text:p>3.4396560344</text:p>
          </table:table-cell>
          <table:table-cell table:formula="of:=40.1+16" office:value-type="float" office:value="56.1">
            <text:p>56.1</text:p>
          </table:table-cell>
          <table:table-cell table:formula="of:=[.C9]/[.D9]" office:value-type="float" office:value="0.0613129417896">
            <text:p>0.0613129418</text:p>
          </table:table-cell>
          <table:table-cell table:formula="of:=([.E9]/[.$E$14])*100" office:value-type="float" office:value="3.16551810563561">
            <text:p>3.1655181056</text:p>
          </table:table-cell>
          <table:table-cell office:value-type="float" office:value="1">
            <text:p>1</text:p>
          </table:table-cell>
          <table:table-cell table:formula="of:=[.F9]*[.G9]" office:value-type="float" office:value="3.16551810563561">
            <text:p>3.1655181056</text:p>
          </table:table-cell>
          <table:table-cell table:formula="of:=([.H9]/[.$H$14])*100" office:value-type="float" office:value="3.09789144583939">
            <text:p>3.0978914458</text:p>
          </table:table-cell>
          <table:table-cell office:value-type="float" office:value="40.1">
            <text:p>40.1</text:p>
          </table:table-cell>
          <table:table-cell table:formula="of:=[.I9]*[.J9]" office:value-type="float" office:value="124.22544697816">
            <text:p>124.2254469782</text:p>
          </table:table-cell>
          <table:table-cell table:formula="of:=([.K9]/[.$K$14])*100" office:value-type="float" office:value="4.39512252362253">
            <text:p>4.3951225236</text:p>
          </table:table-cell>
        </table:table-row>
        <table:table-row table:style-name="ro1">
          <table:table-cell office:value-type="string">
            <text:p>MnO</text:p>
          </table:table-cell>
          <table:table-cell office:value-type="float" office:value="0.12">
            <text:p>0.12</text:p>
          </table:table-cell>
          <table:table-cell table:formula="of:=([.B10]/[.$B$14])*100" office:value-type="float" office:value="0.11998800119988">
            <text:p>0.1199880012</text:p>
          </table:table-cell>
          <table:table-cell table:formula="of:=54.9+16" office:value-type="float" office:value="70.9">
            <text:p>70.9</text:p>
          </table:table-cell>
          <table:table-cell table:formula="of:=[.C10]/[.D10]" office:value-type="float" office:value="0.00169235544710691">
            <text:p>0.0016923554</text:p>
          </table:table-cell>
          <table:table-cell table:formula="of:=([.E10]/[.$E$14])*100" office:value-type="float" office:value="0.0873744050215621">
            <text:p>0.087374405</text:p>
          </table:table-cell>
          <table:table-cell office:value-type="float" office:value="1">
            <text:p>1</text:p>
          </table:table-cell>
          <table:table-cell table:formula="of:=[.F10]*[.G10]" office:value-type="float" office:value="0.0873744050215621">
            <text:p>0.087374405</text:p>
          </table:table-cell>
          <table:table-cell table:formula="of:=([.H10]/[.$H$14])*100" office:value-type="float" office:value="0.0855077787802621">
            <text:p>0.0855077788</text:p>
          </table:table-cell>
          <table:table-cell office:value-type="float" office:value="54.9">
            <text:p>54.9</text:p>
          </table:table-cell>
          <table:table-cell table:formula="of:=[.I10]*[.J10]" office:value-type="float" office:value="4.69437705503639">
            <text:p>4.694377055</text:p>
          </table:table-cell>
          <table:table-cell table:formula="of:=([.K10]/[.$K$14])*100" office:value-type="float" office:value="0.16608805064388">
            <text:p>0.1660880506</text:p>
          </table:table-cell>
        </table:table-row>
        <table:table-row table:style-name="ro1">
          <table:table-cell office:value-type="string">
            <text:p>NiO</text:p>
          </table:table-cell>
          <table:table-cell office:value-type="float" office:value="0.25">
            <text:p>0.25</text:p>
          </table:table-cell>
          <table:table-cell table:formula="of:=([.B11]/[.$B$14])*100" office:value-type="float" office:value="0.24997500249975">
            <text:p>0.2499750025</text:p>
          </table:table-cell>
          <table:table-cell office:value-type="float" office:value="74.7">
            <text:p>74.7</text:p>
          </table:table-cell>
          <table:table-cell table:formula="of:=[.C11]/[.D11]" office:value-type="float" office:value="0.00334638557563253">
            <text:p>0.0033463856</text:p>
          </table:table-cell>
          <table:table-cell table:formula="of:=([.E11]/[.$E$14])*100" office:value-type="float" office:value="0.172770117024452">
            <text:p>0.172770117</text:p>
          </table:table-cell>
          <table:table-cell office:value-type="float" office:value="1">
            <text:p>1</text:p>
          </table:table-cell>
          <table:table-cell table:formula="of:=[.F11]*[.G11]" office:value-type="float" office:value="0.172770117024452">
            <text:p>0.172770117</text:p>
          </table:table-cell>
          <table:table-cell table:formula="of:=([.H11]/[.$H$14])*100" office:value-type="float" office:value="0.169079136421257">
            <text:p>0.1690791364</text:p>
          </table:table-cell>
          <table:table-cell office:value-type="float" office:value="58.7">
            <text:p>58.7</text:p>
          </table:table-cell>
          <table:table-cell table:formula="of:=[.I11]*[.J11]" office:value-type="float" office:value="9.92494530792777">
            <text:p>9.9249453079</text:p>
          </table:table-cell>
          <table:table-cell table:formula="of:=([.K11]/[.$K$14])*100" office:value-type="float" office:value="0.351146658995433">
            <text:p>0.351146659</text:p>
          </table:table-cell>
        </table:table-row>
        <table:table-row table:style-name="ro1">
          <table:table-cell office:value-type="string">
            <text:p>Na2O</text:p>
          </table:table-cell>
          <table:table-cell office:value-type="float" office:value="0.3">
            <text:p>0.3</text:p>
          </table:table-cell>
          <table:table-cell table:formula="of:=([.B12]/[.$B$14])*100" office:value-type="float" office:value="0.2999700029997">
            <text:p>0.299970003</text:p>
          </table:table-cell>
          <table:table-cell table:formula="of:=2*23+16" office:value-type="float" office:value="62">
            <text:p>62</text:p>
          </table:table-cell>
          <table:table-cell table:formula="of:=[.C12]/[.D12]" office:value-type="float" office:value="0.00483822585483387">
            <text:p>0.0048382259</text:p>
          </table:table-cell>
          <table:table-cell table:formula="of:=([.E12]/[.$E$14])*100" office:value-type="float" office:value="0.249792149839869">
            <text:p>0.2497921498</text:p>
          </table:table-cell>
          <table:table-cell office:value-type="float" office:value="2">
            <text:p>2</text:p>
          </table:table-cell>
          <table:table-cell table:formula="of:=[.F12]*[.G12]" office:value-type="float" office:value="0.499584299679738">
            <text:p>0.4995842997</text:p>
          </table:table-cell>
          <table:table-cell table:formula="of:=([.H12]/[.$H$14])*100" office:value-type="float" office:value="0.488911412541982">
            <text:p>0.4889114125</text:p>
          </table:table-cell>
          <table:table-cell office:value-type="float" office:value="23">
            <text:p>23</text:p>
          </table:table-cell>
          <table:table-cell table:formula="of:=[.I12]*[.J12]" office:value-type="float" office:value="11.2449624884656">
            <text:p>11.2449624885</text:p>
          </table:table-cell>
          <table:table-cell table:formula="of:=([.K12]/[.$K$14])*100" office:value-type="float" office:value="0.397849145344872">
            <text:p>0.3978491453</text:p>
          </table:table-cell>
        </table:table-row>
        <table:table-row table:style-name="ro1">
          <table:table-cell office:value-type="string">
            <text:p>K2O</text:p>
          </table:table-cell>
          <table:table-cell office:value-type="float" office:value="0.02">
            <text:p>0.02</text:p>
          </table:table-cell>
          <table:table-cell table:formula="of:=([.B13]/[.$B$14])*100" office:value-type="float" office:value="0.01999800019998">
            <text:p>0.0199980002</text:p>
          </table:table-cell>
          <table:table-cell table:formula="of:=39.1*2+16" office:value-type="float" office:value="94.2">
            <text:p>94.2</text:p>
          </table:table-cell>
          <table:table-cell table:formula="of:=[.C13]/[.D13]" office:value-type="float" office:value="0.000212292995753503">
            <text:p>0.000212293</text:p>
          </table:table-cell>
          <table:table-cell table:formula="of:=([.E13]/[.$E$14])*100" office:value-type="float" office:value="0.0109604481883028">
            <text:p>0.0109604482</text:p>
          </table:table-cell>
          <table:table-cell office:value-type="float" office:value="2">
            <text:p>2</text:p>
          </table:table-cell>
          <table:table-cell table:formula="of:=[.F13]*[.G13]" office:value-type="float" office:value="0.0219208963766056">
            <text:p>0.0219208964</text:p>
          </table:table-cell>
          <table:table-cell table:formula="of:=([.H13]/[.$H$14])*100" office:value-type="float" office:value="0.0214525885191811">
            <text:p>0.0214525885</text:p>
          </table:table-cell>
          <table:table-cell office:value-type="float" office:value="39.1">
            <text:p>39.1</text:p>
          </table:table-cell>
          <table:table-cell table:formula="of:=[.I13]*[.J13]" office:value-type="float" office:value="0.838796211099982">
            <text:p>0.8387962111</text:p>
          </table:table-cell>
          <table:table-cell table:formula="of:=([.K13]/[.$K$14])*100" office:value-type="float" office:value="0.0296767869209834">
            <text:p>0.0296767869</text:p>
          </table:table-cell>
        </table:table-row>
        <table:table-row table:style-name="ro1">
          <table:table-cell office:value-type="string">
            <text:p>Total</text:p>
          </table:table-cell>
          <table:table-cell table:formula="of:=SUM([.B3:.B13])" office:value-type="float" office:value="100.01">
            <text:p>100.01</text:p>
          </table:table-cell>
          <table:table-cell table:formula="of:=SUM([.C3:.C13])" office:value-type="float" office:value="100">
            <text:p>100</text:p>
          </table:table-cell>
          <table:table-cell/>
          <table:table-cell table:formula="of:=SUM([.E3:.E13])" office:value-type="float" office:value="1.93690068240153">
            <text:p>1.9369006824</text:p>
          </table:table-cell>
          <table:table-cell table:formula="of:=SUM([.F3:.F13])" office:value-type="float" office:value="100">
            <text:p>100</text:p>
          </table:table-cell>
          <table:table-cell/>
          <table:table-cell table:formula="of:=SUM([.H3:.H13])" office:value-type="float" office:value="102.182989978136">
            <text:p>102.1829899781</text:p>
          </table:table-cell>
          <table:table-cell table:formula="of:=SUM([.I3:.I13])" office:value-type="float" office:value="100">
            <text:p>100</text:p>
          </table:table-cell>
          <table:table-cell/>
          <table:table-cell table:formula="of:=SUM([.K3:.K13])" office:value-type="float" office:value="2826.43876957885">
            <text:p>2826.4387695789</text:p>
          </table:table-cell>
          <table:table-cell table:formula="of:=SUM([.L3:.L13])" office:value-type="float" office:value="100">
            <text:p>100</text:p>
          </table:table-cell>
        </table:table-row>
        <table:table-row table:style-name="ro2" table:number-rows-repeated="2">
          <table:table-cell table:number-columns-repeated="12"/>
        </table:table-row>
        <table:table-row table:style-name="ro1" table:number-rows-repeated="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andolFang" svg:font-family="FandolFang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3" number:min-integer-digits="1"/>
    </number:number-style>
    <style:style style:name="Default" style:family="table-cell">
      <style:text-properties style:font-name-asian="FandolFang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y </meta:initial-creator>
    <meta:creation-date>2014-07-09T12:43:35</meta:creation-date>
    <dc:date>2014-07-09T13:11:31</dc:date>
    <dc:creator>Lucy </dc:creator>
    <meta:editing-duration>PT3M29S</meta:editing-duration>
    <meta:editing-cycles>1</meta:editing-cycles>
    <meta:document-statistic meta:table-count="3" meta:cell-count="154" meta:object-count="0"/>
    <meta:generator>LibreOffice/3.5$Linux_X86_64 LibreOffice_project/350m1$Build-2</meta:generator>
  </office:meta>
</office:document-meta>
</file>